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7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office:value-type="string" calcext:value-type="string">
            <text:p>-540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 table:number-columns-repeated="35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table:number-columns-repeated="35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19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3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7" table:default-cell-style-name="ce18"/>
        <table:table-column table:style-name="co19" table:default-cell-style-name="ce18"/>
        <table:table-column table:style-name="co38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4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.00.0000</text:date>, <text:time style:data-style-name="N2" text:time-value="00:24:21.6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7T00:36:32.786000000</dc:date>
    <meta:editing-duration>P5DT22H18M9S</meta:editing-duration>
    <meta:editing-cycles>2291</meta:editing-cycles>
    <meta:document-statistic meta:table-count="5" meta:cell-count="6735" meta:object-count="0"/>
    <meta:user-defined meta:name="qrichtext">1</meta:user-defined>
  </office:meta>
</office:document-meta>
</file>